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5.07.02   |   <text:a xlink:type="simple" xlink:href="http://palinfo.habago.org/Entry?Command=Information_PrintForum#FORUM40396"><text:span text:style-name="T1">#</text:span></text:a></text:p>
      <text:p text:style-name="P2"><text:a xlink:type="simple" xlink:href="http://kinship.habago.org/archives/2005/07/02/12.23.21/">達文西「岩間聖母」 畫中畫藏玄機</text:a></text:p>
      <text:p text:style-name="P2">中國時報 2005 / 07 / 02</text:p>
      <text:p text:style-name="P2"/>
      <text:p text:style-name="P2">蕭羨一／綜合報導</text:p>
      <text:p text:style-name="P2"/>
      <text:p text:style-name="P2"/>
      <text:p text:style-name="P2">英國國立美術館一日証實，該館收藏的達文西名畫「岩間聖母」（Virgin of the Rocks）的表面下，還有一幅未竟之畫。</text:p>
      <text:p text:style-name="P2"/>
      <text:p text:style-name="P2"><text:a xlink:type="simple" xlink:href="http://kinship.habago.org/archives/VR.jpg">VR.jpg</text:a></text:p>
      <text:p text:style-name="P2"/>
      <text:p text:style-name="P2">（按：照片取自 BBC，可放大看。）</text:p>
      <text:p text:style-name="P2"/>
      <text:p text:style-name="P2">專家利用遠紅外線Ｘ光技術發現，「岩間聖母」內藏的畫中畫描繪一名婦女雙膝跪地、目光垂視，並張開一隻手臂，專家推測，達文西可能原本構想畫一幅禮敬小耶穌的畫，但在畫小耶穌前作罷，而這幅「畫中畫」真正原旨恐無法完全確知。</text:p>
      <text:p text:style-name="P2"/>
      <text:p text:style-name="P2">「岩間聖母」是達文西一四八三年為米蘭聖弗朗切斯科教堂所作的祭壇畫，也是達文西遷居米蘭完成的第一幅畫作。達文西顯然畫了兩個版本的「岩間聖母」，另一幅可能賣給民間客戶，最後輾轉為巴黎羅浮宮收藏。</text:p>
      <text:p text:style-name="P2"/>
      <text:p text:style-name="P2">部分人士說，此畫旨在傳達「聖靈懷胎」，以及小耶穌和「施洗約翰」相會的意義。</text:p>
      <text:p text:style-name="P2"/>
      <text:p text:style-name="P2">但也有批評人士質疑說，「岩間聖母」也引發批評者質疑其用意，並指畫中人物安排及肢體動作不合常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